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" style:family="paragraph" style:parent-style-name="Standard">
      <style:paragraph-properties style:line-height-at-least="0.3335in" fo:text-align="start" style:justify-single-word="false" style:text-autospace="none"/>
      <style:text-properties style:use-window-font-color="true" style:font-name="TrebuchetMS" fo:font-size="24pt" fo:font-weight="bold" style:font-name-asian="TrebuchetMS" style:font-size-asian="24pt" style:font-weight-asian="bold" style:font-name-complex="TrebuchetMS" style:font-size-complex="24pt" style:font-weight-complex="bold"/>
    </style:style>
    <style:style style:name="P3" style:family="paragraph" style:parent-style-name="Standard">
      <style:paragraph-properties style:line-height-at-least="0.222in" fo:text-align="start" style:justify-single-word="false" style:text-autospace="none"/>
      <style:text-properties style:use-window-font-color="true" style:font-name="TrebuchetMS" fo:font-size="24pt" fo:font-weight="bold" style:font-name-asian="TrebuchetMS" style:font-size-asian="24pt" style:font-weight-asian="bold" style:font-name-complex="TrebuchetMS" style:font-size-complex="24pt" style:font-weight-complex="bold"/>
    </style:style>
    <style:style style:name="P4" style:family="paragraph" style:parent-style-name="Standard">
      <style:text-properties fo:font-size="24pt" style:font-size-asian="24pt" style:font-size-complex="24pt"/>
    </style:style>
    <style:style style:name="P5" style:family="paragraph" style:parent-style-name="Standard">
      <style:paragraph-properties fo:margin-top="0in" fo:margin-bottom="0.0972in" style:line-height-at-least="0.222in" fo:text-align="start" style:justify-single-word="false" style:text-autospace="none"/>
    </style:style>
    <style:style style:name="P6" style:family="paragraph" style:parent-style-name="Standard">
      <style:paragraph-properties fo:margin-top="0in" fo:margin-bottom="0.0972in" style:line-height-at-least="0.278in" fo:text-align="start" style:justify-single-word="false" style:text-autospace="none"/>
    </style:style>
    <style:style style:name="P7" style:family="paragraph" style:parent-style-name="Standard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8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24pt" style:text-underline-style="none" fo:font-weight="normal" style:font-name-asian="ArialMT" style:font-size-asian="24pt" style:font-weight-asian="normal" style:font-name-complex="ArialMT" style:font-size-complex="24pt" style:font-weight-complex="normal"/>
    </style:style>
    <style:style style:name="P11" style:family="paragraph" style:parent-style-name="Standard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12" style:family="paragraph" style:parent-style-name="Standard">
      <style:paragraph-properties style:line-height-at-least="0.1665in" fo:text-align="start" style:justify-single-word="false" style:text-autospace="none"/>
      <style:text-properties fo:color="#2f2f2f" style:font-name="ArialMT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T1" style:family="text">
      <style:text-properties fo:color="#2f2f2f" style:font-name="ArialMT" fo:font-size="24pt" style:text-underline-style="none" fo:font-weight="normal" style:font-name-asian="ArialMT" style:font-size-asian="24pt" style:font-weight-asian="normal" style:font-name-complex="ArialMT" style:font-size-complex="24pt" style:font-weight-complex="normal"/>
    </style:style>
    <style:style style:name="T2" style:family="text">
      <style:text-properties fo:color="#2f2f2f" style:font-name="TrebuchetMS" fo:font-size="20pt" style:text-underline-style="none" fo:font-weight="bold" style:font-name-asian="TrebuchetMS" style:font-size-asian="20pt" style:font-weight-asian="bold" style:font-name-complex="TrebuchetMS" style:font-size-complex="20pt" style:font-weight-complex="bold"/>
    </style:style>
    <style:style style:name="T3" style:family="text">
      <style:text-properties style:use-window-font-color="true" style:font-name="ArialMT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T4" style:family="text">
      <style:text-properties style:use-window-font-color="true" style:font-name="ArialMT" fo:font-size="24pt" style:text-underline-style="none" fo:font-weight="normal" style:font-name-asian="ArialMT" style:font-size-asian="24pt" style:font-weight-asian="normal" style:font-name-complex="ArialMT" style:font-size-complex="24pt" style:font-weight-complex="normal"/>
    </style:style>
    <style:style style:name="T5" style:family="text"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ttermilk Waffles with Strawberry Sauce</text:p>
      <text:p text:style-name="P12"><text:span text:style-name="T7">Serves:</text:span> <text:s/><text:span text:style-name="T7">4</text:span><text:span text:style-name="T6"> servings</text:span></text:p>
      <text:p text:style-name="P1"/>
      <text:p text:style-name="P3">Ingredients</text:p>
      <text:p text:style-name="P4">6 large eggs, separated</text:p>
      <text:p text:style-name="P4">Pinch cream of tartar</text:p>
      <text:p text:style-name="P4">2 cup buttermilk</text:p>
      <text:p text:style-name="P4">1 <text:s/>teaspoon vanilla extract</text:p>
      <text:p text:style-name="P4">4 tablespoons butter, melted</text:p>
      <text:p text:style-name="P4">2 cup unbleached all-purpose flour</text:p>
      <text:p text:style-name="P4">6 tablespoons brown sugar</text:p>
      <text:p text:style-name="P4">1 <text:s/>teaspoon salt</text:p>
      <text:p text:style-name="P4">2 teaspoon baking soda</text:p>
      <text:p text:style-name="P4">1 <text:s/>teaspoon baking powder</text:p>
      <text:p text:style-name="P4">1 <text:s/>teaspoon ground cinnamon</text:p>
      <text:p text:style-name="P5"><text:span text:style-name="T5">Strawberry </text:span><text:a xlink:type="simple" xlink:href="http://www.foodterms.com/encyclopedia/sauce/index.html"><text:span text:style-name="T2">Sauce</text:span></text:a><text:span text:style-name="T5">:</text:span></text:p>
      <text:p text:style-name="P9">2 quart strawberries, hulled and sliced</text:p>
      <text:p text:style-name="P9">½ <text:s text:c="2"/>cup sugar</text:p>
      <text:p text:style-name="P9">½ <text:s text:c="2"/>cup water</text:p>
      <text:p text:style-name="P9">2 lemons, zested and juiced</text:p>
      <text:p text:style-name="P8"><text:span text:style-name="T3">2 tablespoon</text:span><text:span text:style-name="T4"> </text:span><text:a xlink:type="simple" xlink:href="http://www.foodterms.com/encyclopedia/cornstarch/index.html"><text:span text:style-name="T1">cornstarch</text:span></text:a><text:span text:style-name="T4"> </text:span></text:p>
      <text:p text:style-name="P10"/>
      <text:p text:style-name="P3">Directions</text:p>
      <text:p text:style-name="P6"><text:span text:style-name="T3">Beat the egg whites and </text:span><text:a xlink:type="simple" xlink:href="http://www.foodterms.com/encyclopedia/cream-of-tartar/index.html"><text:span text:style-name="T1">cream of tartar</text:span></text:a><text:span text:style-name="T3"> with a </text:span><text:span text:style-name="T3">hand </text:span><text:a xlink:type="simple" xlink:href="http://www.foodterms.com/encyclopedia/mixer/index.html"><text:span text:style-name="T1">mixer</text:span></text:a><text:span text:style-name="T3"> until stiff peaks appear.</text:span></text:p>
      <text:p text:style-name="P6"><text:soft-page-break/><text:span text:style-name="T3">In a bowl, </text:span><text:a xlink:type="simple" xlink:href="http://www.foodterms.com/encyclopedia/whisk/index.html"><text:span text:style-name="T1">whisk</text:span></text:a><text:span text:style-name="T3"> together the egg yolks, buttermilk, vanilla and <text:s/>melted butter.</text:span></text:p>
      <text:p text:style-name="P6"><text:span text:style-name="T3">Into a large bowl stir together the flour, brown sugar, salt, baking soda, baking powder and .</text:span><text:a xlink:type="simple" xlink:href="http://www.foodterms.com/encyclopedia/cinnamon/index.html"><text:span text:style-name="T1">cinnamon</text:span></text:a></text:p>
      <text:p text:style-name="P7">Combine with the wet ingredients and mix until incorporated. Fold the whites into the batter, gently.</text:p>
      <text:p text:style-name="P6"><text:a xlink:type="simple" xlink:href="http://www.foodterms.com/encyclopedia/grease/index.html"><text:span text:style-name="T1">Grease</text:span></text:a><text:span text:style-name="T3"> the waffle iron and heat the waffle iron according to the manufacturer's instructions.</text:span></text:p>
      <text:p text:style-name="P6"><text:span text:style-name="T3">Ladle </text:span><text:a xlink:type="simple" xlink:href="http://www.foodterms.com/encyclopedia/batter/index.html"><text:span text:style-name="T1">batter</text:span></text:a><text:span text:style-name="T3"> onto the waffle iron and cook until golden brown, about 3 1/2 to 5 minutes. Repeat with the remaining batter.</text:span></text:p>
      <text:p text:style-name="P3">For the strawberry sauce:</text:p>
      <text:p text:style-name="P6"><text:span text:style-name="T3">In a small pot over medium heat, combine the strawberries, sugar, water,</text:span><text:span text:style-name="T4"> </text:span><text:a xlink:type="simple" xlink:href="http://www.foodterms.com/encyclopedia/lemon/index.html"><text:span text:style-name="T1">lemon</text:span></text:a><text:span text:style-name="T3"> zest, lemon juice and cornstarch. Bring to a </text:span><text:a xlink:type="simple" xlink:href="http://www.foodterms.com/encyclopedia/simmer/index.html"><text:span text:style-name="T1">simmer</text:span></text:a><text:span text:style-name="T3"> and whisk gently until mixture thickens slightly.</text:span></text:p>
      <text:p text:style-name="P6"><text:span text:style-name="T3">Serve waffles with powdered sugar and </text:span><text:a xlink:type="simple" xlink:href="http://www.foodterms.com/encyclopedia/strawberry/index.html"><text:span text:style-name="T1">strawberry</text:span></text:a><text:span text:style-name="T3"> sauce.</text:span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0T17:32:30</meta:creation-date>
    <dc:date>2014-04-19T21:11:00</dc:date>
    <dc:creator>Robert Houk</dc:creator>
    <meta:editing-duration>PT00H26M20S</meta:editing-duration>
    <meta:editing-cycles>5</meta:editing-cycles>
    <meta:generator>OpenOffice.org/3.2$Unix OpenOffice.org_project/320m18$Build-9502</meta:generator>
    <meta:printed-by>Robert Houk</meta:printed-by>
    <meta:print-date>2014-04-19T21:10:12</meta:print-date>
    <meta:document-statistic meta:table-count="0" meta:image-count="0" meta:object-count="0" meta:page-count="2" meta:paragraph-count="30" meta:word-count="214" meta:character-count="1318"/>
  </office:meta>
</office:document-meta>
</file>